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2pt" style:font-size-complex="12pt"/>
    </style:style>
    <style:style style:name="P3" style:family="paragraph">
      <style:paragraph-properties fo:text-align="center"/>
      <style:text-properties fo:font-size="10pt"/>
    </style:style>
    <style:style style:name="T1" style:family="text">
      <style:text-properties fo:font-size="10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21" draw:id="id21" draw:layer="layout" svg:width="3.81cm" svg:height="1.016cm" svg:x="19.923cm" svg:y="6.334cm">
          <text:p text:style-name="P1"><text:span text:style-name="T1">UserCreate</text:span></text:p>
        </draw:rect>
        <draw:rect draw:style-name="gr1" draw:text-style-name="P2" xml:id="id13" draw:id="id13" draw:layer="layout" svg:width="3.81cm" svg:height="1.016cm" svg:x="20.05cm" svg:y="18.78cm">
          <text:p text:style-name="P1"><text:span text:style-name="T1">CertificateGeneratorTest</text:span></text:p>
        </draw:rect>
        <draw:rect draw:style-name="gr1" draw:text-style-name="P2" xml:id="id14" draw:id="id14" draw:layer="layout" svg:width="3.81cm" svg:height="1.016cm" svg:x="20.05cm" svg:y="13.827cm">
          <text:p text:style-name="P1"><text:span text:style-name="T1">ComboServer</text:span></text:p>
        </draw:rect>
        <draw:rect draw:style-name="gr1" draw:text-style-name="P2" xml:id="id16" draw:id="id16" draw:layer="layout" svg:width="3.81cm" svg:height="1.016cm" svg:x="20.05cm" svg:y="15.351cm">
          <text:p text:style-name="P1"><text:span text:style-name="T1">TrustedServerTest</text:span></text:p>
        </draw:rect>
        <draw:rect draw:style-name="gr1" draw:text-style-name="P2" xml:id="id11" draw:id="id11" draw:layer="layout" svg:width="3.81cm" svg:height="1.016cm" svg:x="13.7cm" svg:y="16.321cm">
          <text:p text:style-name="P1"><text:span text:style-name="T1">TrustedServer</text:span></text:p>
        </draw:rect>
        <draw:rect draw:style-name="gr1" draw:text-style-name="P2" xml:id="id19" draw:id="id19" draw:layer="layout" svg:width="3.81cm" svg:height="1.016cm" svg:x="20.05cm" svg:y="16.494cm">
          <text:p text:style-name="P1"><text:span text:style-name="T1">Trusted...SQL...Test</text:span></text:p>
        </draw:rect>
        <draw:rect draw:style-name="gr1" draw:text-style-name="P2" xml:id="id7" draw:id="id7" draw:layer="layout" svg:width="3.81cm" svg:height="1.016cm" svg:x="1cm" svg:y="12.811cm">
          <text:p text:style-name="P1"><text:span text:style-name="T1">SQLite</text:span></text:p>
        </draw:rect>
        <draw:rect draw:style-name="gr1" draw:text-style-name="P2" xml:id="id6" draw:id="id6" draw:layer="layout" svg:width="3.81cm" svg:height="1.016cm" svg:x="7.35cm" svg:y="12.303cm">
          <text:p text:style-name="P1"><text:span text:style-name="T1">SharedServer</text:span></text:p>
        </draw:rect>
        <draw:rect draw:style-name="gr1" draw:text-style-name="P2" draw:layer="layout" svg:width="3.81cm" svg:height="1.016cm" svg:x="1cm" svg:y="1cm">
          <text:p text:style-name="P1"><text:span text:style-name="T1">README</text:span></text:p>
        </draw:rect>
        <draw:rect draw:style-name="gr1" draw:text-style-name="P2" xml:id="id17" draw:id="id17" draw:layer="layout" svg:width="3.81cm" svg:height="1.016cm" svg:x="20.05cm" svg:y="9.636cm">
          <text:p text:style-name="P1"><text:span text:style-name="T1">ProvenanceServerTest</text:span></text:p>
        </draw:rect>
        <draw:rect draw:style-name="gr1" draw:text-style-name="P2" xml:id="id10" draw:id="id10" draw:layer="layout" svg:width="3.81cm" svg:height="1.016cm" svg:x="13.7cm" svg:y="11.033cm">
          <text:p text:style-name="P1"><text:span text:style-name="T1">ProvenanceServer</text:span></text:p>
        </draw:rect>
        <draw:rect draw:style-name="gr1" draw:text-style-name="P2" xml:id="id18" draw:id="id18" draw:layer="layout" svg:width="3.81cm" svg:height="1.016cm" svg:x="20.05cm" svg:y="11.033cm">
          <text:p text:style-name="P1"><text:span text:style-name="T1">Provenance...SQL...Test</text:span></text:p>
        </draw:rect>
        <draw:rect draw:style-name="gr1" draw:text-style-name="P2" xml:id="id20" draw:id="id20" draw:layer="layout" svg:width="3.81cm" svg:height="1.016cm" svg:x="7.35cm" svg:y="7.35cm">
          <text:p text:style-name="P1"><text:span text:style-name="T1">Pinger</text:span></text:p>
        </draw:rect>
        <draw:rect draw:style-name="gr1" draw:text-style-name="P2" xml:id="id1" draw:id="id1" draw:layer="layout" svg:width="3.81cm" svg:height="1.016cm" svg:x="7.35cm" svg:y="3.286cm">
          <text:p text:style-name="P1"><text:span text:style-name="T1">MockServerTest</text:span></text:p>
        </draw:rect>
        <draw:rect draw:style-name="gr1" draw:text-style-name="P2" xml:id="id2" draw:id="id2" draw:layer="layout" svg:width="3.81cm" svg:height="1.016cm" svg:x="1cm" svg:y="3.286cm">
          <text:p text:style-name="P1"><text:span text:style-name="T1">MockServer</text:span></text:p>
        </draw:rect>
        <draw:rect draw:style-name="gr1" draw:text-style-name="P2" xml:id="id5" draw:id="id5" draw:layer="layout" svg:width="3.81cm" svg:height="1.016cm" svg:x="1cm" svg:y="4.429cm">
          <text:p text:style-name="P1"><text:span text:style-name="T1">MockClient</text:span></text:p>
        </draw:rect>
        <draw:rect draw:style-name="gr1" draw:text-style-name="P2" xml:id="id8" draw:id="id8" draw:layer="layout" svg:width="3.81cm" svg:height="1.016cm" svg:x="1cm" svg:y="9.75cm">
          <text:p text:style-name="P1"><text:span text:style-name="T1">JSON</text:span></text:p>
        </draw:rect>
        <draw:rect draw:style-name="gr1" draw:text-style-name="P2" xml:id="id15" draw:id="id15" draw:layer="layout" svg:width="3.81cm" svg:height="1.016cm" svg:x="26.4cm" svg:y="13.827cm">
          <text:p text:style-name="P1"><text:span text:style-name="T1">DeployComboServer</text:span></text:p>
        </draw:rect>
        <draw:rect draw:style-name="gr1" draw:text-style-name="P2" xml:id="id9" draw:id="id9" draw:layer="layout" svg:width="3.81cm" svg:height="1.016cm" svg:x="7.35cm" svg:y="14.081cm">
          <text:p text:style-name="P1"><text:span text:style-name="T1">DatabaseGenerator</text:span></text:p>
        </draw:rect>
        <draw:rect draw:style-name="gr1" draw:text-style-name="P2" xml:id="id12" draw:id="id12" draw:layer="layout" svg:width="3.81cm" svg:height="1.016cm" svg:x="1cm" svg:y="16.494cm">
          <text:p text:style-name="P1"><text:span text:style-name="T1">CustomBouncyCastle</text:span></text:p>
        </draw:rect>
        <draw:rect draw:style-name="gr1" draw:text-style-name="P2" xml:id="id4" draw:id="id4" draw:layer="layout" svg:width="3.81cm" svg:height="1.016cm" svg:x="1cm" svg:y="2.143cm">
          <text:p text:style-name="P1"><text:span text:style-name="T1">PrivateKeyExtractor</text:span></text:p>
        </draw:rect>
        <draw:rect draw:style-name="gr1" draw:text-style-name="P2" xml:id="id3" draw:id="id3" draw:layer="layout" svg:width="3.81cm" svg:height="1.016cm" svg:x="7.35cm" svg:y="2.143cm">
          <text:p text:style-name="P1"><text:span text:style-name="T1">KeystoreGenerator</text:span></text:p>
        </draw:rect>
        <draw:connector draw:style-name="gr2" draw:text-style-name="P3" draw:layer="layout" svg:x1="7.35cm" svg:y1="3.794cm" svg:x2="4.81cm" svg:y2="3.794cm" draw:start-shape="id1" draw:start-glue-point="3" draw:end-shape="id2" draw:end-glue-point="1" svg:d="m7350 3794h-2540">
          <text:p/>
        </draw:connector>
        <draw:connector draw:style-name="gr2" draw:text-style-name="P3" draw:layer="layout" svg:x1="7.35cm" svg:y1="2.651cm" svg:x2="4.81cm" svg:y2="2.651cm" draw:start-shape="id3" draw:start-glue-point="3" draw:end-shape="id4" svg:d="m7350 2651h-2540">
          <text:p/>
        </draw:connector>
        <draw:connector draw:style-name="gr2" draw:text-style-name="P3" draw:layer="layout" draw:type="line" svg:x1="7.35cm" svg:y1="3.794cm" svg:x2="4.81cm" svg:y2="4.937cm" draw:start-shape="id1" draw:start-glue-point="3" draw:end-shape="id5" draw:end-glue-point="1" svg:d="m7350 3794-2540 1143">
          <text:p/>
        </draw:connector>
        <draw:connector draw:style-name="gr2" draw:text-style-name="P3" draw:layer="layout" draw:type="line" svg:x1="7.35cm" svg:y1="12.811cm" svg:x2="4.81cm" svg:y2="13.319cm" draw:start-shape="id6" draw:start-glue-point="3" draw:end-shape="id7" draw:end-glue-point="1" svg:d="m7350 12811-2540 508">
          <text:p/>
        </draw:connector>
        <draw:connector draw:style-name="gr2" draw:text-style-name="P3" draw:layer="layout" draw:type="line" svg:x1="7.35cm" svg:y1="12.811cm" svg:x2="4.81cm" svg:y2="10.258cm" draw:start-shape="id6" draw:start-glue-point="3" draw:end-shape="id8" draw:end-glue-point="1" svg:d="m7350 12811-2540-2553">
          <text:p/>
        </draw:connector>
        <draw:connector draw:style-name="gr2" draw:text-style-name="P3" draw:layer="layout" draw:type="line" svg:x1="7.35cm" svg:y1="14.589cm" svg:x2="4.81cm" svg:y2="13.319cm" draw:start-shape="id9" draw:start-glue-point="3" draw:end-shape="id7" draw:end-glue-point="1" svg:d="m7350 14589-2540-1270">
          <text:p/>
        </draw:connector>
        <draw:connector draw:style-name="gr2" draw:text-style-name="P1" draw:layer="layout" draw:type="line" svg:x1="13.7cm" svg:y1="11.541cm" svg:x2="11.16cm" svg:y2="12.811cm" draw:start-shape="id10" draw:start-glue-point="3" draw:end-shape="id6" draw:end-glue-point="1" svg:d="m13700 11541-2540 1270">
          <text:p/>
        </draw:connector>
        <draw:connector draw:style-name="gr2" draw:text-style-name="P1" draw:layer="layout" draw:type="line" svg:x1="13.7cm" svg:y1="16.829cm" svg:x2="11.16cm" svg:y2="12.811cm" draw:start-shape="id11" draw:start-glue-point="3" draw:end-shape="id6" draw:end-glue-point="1" svg:d="m13700 16829-2540-4018">
          <text:p/>
        </draw:connector>
        <draw:connector draw:style-name="gr2" draw:text-style-name="P1" draw:layer="layout" draw:type="line" svg:x1="13.7cm" svg:y1="16.829cm" svg:x2="4.81cm" svg:y2="17.002cm" draw:start-shape="id11" draw:start-glue-point="3" draw:end-shape="id12" draw:end-glue-point="1" svg:d="m13700 16829-8890 173">
          <text:p/>
        </draw:connector>
        <draw:connector draw:style-name="gr2" draw:text-style-name="P1" draw:layer="layout" draw:type="line" svg:x1="20.05cm" svg:y1="19.288cm" svg:x2="17.51cm" svg:y2="16.829cm" draw:start-shape="id13" draw:start-glue-point="3" draw:end-shape="id11" draw:end-glue-point="1" svg:d="m20050 19288-2540-2459">
          <text:p/>
        </draw:connector>
        <draw:connector draw:style-name="gr2" draw:text-style-name="P1" draw:layer="layout" draw:type="line" svg:x1="20.05cm" svg:y1="14.335cm" svg:x2="17.51cm" svg:y2="16.829cm" draw:start-shape="id14" draw:start-glue-point="3" draw:end-shape="id11" draw:end-glue-point="1" svg:d="m20050 14335-2540 2494">
          <text:p/>
        </draw:connector>
        <draw:connector draw:style-name="gr2" draw:text-style-name="P1" draw:layer="layout" draw:type="line" svg:x1="20.05cm" svg:y1="14.335cm" svg:x2="17.51cm" svg:y2="11.541cm" draw:start-shape="id14" draw:start-glue-point="3" draw:end-shape="id10" draw:end-glue-point="1" svg:d="m20050 14335-2540-2794">
          <text:p/>
        </draw:connector>
        <draw:connector draw:style-name="gr2" draw:text-style-name="P1" draw:layer="layout" draw:type="line" svg:x1="26.4cm" svg:y1="14.335cm" svg:x2="23.86cm" svg:y2="14.335cm" draw:start-shape="id15" draw:start-glue-point="3" draw:end-shape="id14" draw:end-glue-point="1" svg:d="m26400 14335h-2540">
          <text:p/>
        </draw:connector>
        <draw:connector draw:style-name="gr2" draw:text-style-name="P1" draw:layer="layout" draw:type="line" svg:x1="20.05cm" svg:y1="15.859cm" svg:x2="17.51cm" svg:y2="16.829cm" draw:start-shape="id16" draw:start-glue-point="3" draw:end-shape="id11" draw:end-glue-point="1" svg:d="m20050 15859-2540 970">
          <text:p/>
        </draw:connector>
        <draw:connector draw:style-name="gr2" draw:text-style-name="P1" draw:layer="layout" draw:type="line" svg:x1="20.05cm" svg:y1="15.859cm" svg:x2="4.81cm" svg:y2="4.937cm" draw:start-shape="id16" draw:start-glue-point="3" draw:end-shape="id5" draw:end-glue-point="1" svg:d="m20050 15859-15240-10922">
          <text:p/>
        </draw:connector>
        <draw:connector draw:style-name="gr2" draw:text-style-name="P1" draw:layer="layout" draw:type="line" svg:x1="20.05cm" svg:y1="10.144cm" svg:x2="17.51cm" svg:y2="11.541cm" draw:start-shape="id17" draw:start-glue-point="3" draw:end-shape="id10" draw:end-glue-point="1" svg:d="m20050 10144-2540 1397">
          <text:p/>
        </draw:connector>
        <draw:connector draw:style-name="gr2" draw:text-style-name="P1" draw:layer="layout" draw:type="line" svg:x1="20.05cm" svg:y1="10.144cm" svg:x2="4.81cm" svg:y2="4.937cm" draw:start-shape="id17" draw:start-glue-point="3" draw:end-shape="id5" draw:end-glue-point="1" svg:d="m20050 10144-15240-5207">
          <text:p/>
        </draw:connector>
        <draw:connector draw:style-name="gr2" draw:text-style-name="P1" draw:layer="layout" draw:type="line" svg:x1="20.05cm" svg:y1="11.541cm" svg:x2="17.51cm" svg:y2="11.541cm" draw:start-shape="id18" draw:start-glue-point="3" draw:end-shape="id10" draw:end-glue-point="1" svg:d="m20050 11541h-2540">
          <text:p/>
        </draw:connector>
        <draw:connector draw:style-name="gr2" draw:text-style-name="P1" draw:layer="layout" draw:type="line" svg:x1="20.05cm" svg:y1="11.541cm" svg:x2="11.16cm" svg:y2="14.589cm" draw:start-shape="id18" draw:start-glue-point="3" draw:end-shape="id9" draw:end-glue-point="1" svg:d="m20050 11541-8890 3048">
          <text:p/>
        </draw:connector>
        <draw:connector draw:style-name="gr2" draw:text-style-name="P1" draw:layer="layout" draw:type="line" svg:x1="20.05cm" svg:y1="17.002cm" svg:x2="17.51cm" svg:y2="16.829cm" draw:start-shape="id19" draw:start-glue-point="3" draw:end-shape="id11" draw:end-glue-point="1" svg:d="m20050 17002-2540-173">
          <text:p/>
        </draw:connector>
        <draw:connector draw:style-name="gr2" draw:text-style-name="P1" draw:layer="layout" draw:type="line" svg:x1="20.05cm" svg:y1="17.002cm" svg:x2="11.16cm" svg:y2="14.589cm" draw:start-shape="id19" draw:start-glue-point="3" draw:end-shape="id9" draw:end-glue-point="1" svg:d="m20050 17002-8890-2413">
          <text:p/>
        </draw:connector>
        <draw:connector draw:style-name="gr2" draw:text-style-name="P1" draw:layer="layout" draw:type="line" svg:x1="7.35cm" svg:y1="7.858cm" svg:x2="4.81cm" svg:y2="4.937cm" draw:start-shape="id20" draw:start-glue-point="3" draw:end-shape="id5" draw:end-glue-point="1" svg:d="m7350 7858-2540-2921">
          <text:p/>
        </draw:connector>
        <draw:connector draw:style-name="gr2" draw:text-style-name="P1" draw:layer="layout" draw:type="line" svg:x1="7.35cm" svg:y1="7.858cm" svg:x2="4.81cm" svg:y2="10.258cm" draw:start-shape="id20" draw:start-glue-point="3" draw:end-shape="id8" draw:end-glue-point="1" svg:d="m7350 7858-2540 2400">
          <text:p/>
        </draw:connector>
        <draw:connector draw:style-name="gr2" draw:text-style-name="P1" draw:layer="layout" draw:type="line" svg:x1="19.923cm" svg:y1="6.842cm" svg:x2="4.81cm" svg:y2="10.258cm" draw:start-shape="id21" draw:start-glue-point="3" draw:end-shape="id8" draw:end-glue-point="1" svg:d="m19923 6842-15113 3416">
          <text:p/>
        </draw:connector>
        <draw:connector draw:style-name="gr2" draw:text-style-name="P1" draw:layer="layout" draw:type="line" svg:x1="19.923cm" svg:y1="6.842cm" svg:x2="4.81cm" svg:y2="4.937cm" draw:start-shape="id21" draw:start-glue-point="3" draw:end-shape="id5" draw:end-glue-point="1" svg:d="m19923 6842-15113-1905">
          <text:p/>
        </draw:connector>
        <draw:rect draw:style-name="gr1" draw:text-style-name="P2" xml:id="id25" draw:id="id25" draw:layer="layout" svg:width="3.81cm" svg:height="1.016cm" svg:x="1cm" svg:y="17.764cm">
          <text:p text:style-name="P1"><text:span text:style-name="T1">PasswordHash</text:span></text:p>
        </draw:rect>
        <draw:connector draw:style-name="gr2" draw:text-style-name="P1" draw:layer="layout" draw:type="line" svg:x1="19.923cm" svg:y1="6.842cm" svg:x2="17.51cm" svg:y2="16.829cm" draw:start-shape="id21" draw:start-glue-point="3" draw:end-shape="id11" draw:end-glue-point="1" svg:d="m19923 6842-2413 9987">
          <text:p/>
        </draw:connector>
        <draw:rect draw:style-name="gr1" draw:text-style-name="P2" xml:id="id22" draw:id="id22" draw:layer="layout" svg:width="3.81cm" svg:height="1.016cm" svg:x="7.35cm" svg:y="9.763cm">
          <text:p text:style-name="P1"><text:span text:style-name="T1">JSONTest</text:span></text:p>
        </draw:rect>
        <draw:connector draw:style-name="gr2" draw:text-style-name="P1" draw:layer="layout" draw:type="line" svg:x1="7.35cm" svg:y1="10.271cm" svg:x2="4.81cm" svg:y2="10.258cm" draw:start-shape="id22" draw:start-glue-point="3" draw:end-shape="id8" draw:end-glue-point="1" svg:d="m7350 10271-2540-13">
          <text:p/>
        </draw:connector>
        <draw:rect draw:style-name="gr1" draw:text-style-name="P2" draw:layer="layout" svg:width="3.81cm" svg:height="1.016cm" svg:x="1cm" svg:y="20.304cm">
          <text:p text:style-name="P1"><text:span text:style-name="T1">SynchronizeTest</text:span></text:p>
        </draw:rect>
        <draw:rect draw:style-name="gr1" draw:text-style-name="P2" xml:id="id23" draw:id="id23" draw:layer="layout" svg:width="3.81cm" svg:height="1.016cm" svg:x="7.35cm" svg:y="15.251cm">
          <text:p text:style-name="P1"><text:span text:style-name="T1">SQLiteTest</text:span></text:p>
        </draw:rect>
        <draw:connector draw:style-name="gr2" draw:text-style-name="P1" draw:layer="layout" draw:type="line" svg:x1="7.35cm" svg:y1="15.759cm" svg:x2="4.81cm" svg:y2="13.319cm" draw:start-shape="id23" draw:start-glue-point="3" draw:end-shape="id7" svg:d="m7350 15759-2540-2440">
          <text:p/>
        </draw:connector>
        <draw:rect draw:style-name="gr1" draw:text-style-name="P2" draw:layer="layout" svg:width="3.81cm" svg:height="1.016cm" svg:x="1cm" svg:y="19.034cm">
          <text:p text:style-name="P1"><text:span text:style-name="T1">JavaDoc</text:span></text:p>
        </draw:rect>
        <draw:rect draw:style-name="gr1" draw:text-style-name="P2" xml:id="id24" draw:id="id24" draw:layer="layout" svg:width="3.81cm" svg:height="1.016cm" svg:x="7.35cm" svg:y="18.151cm">
          <text:p text:style-name="P1"><text:span text:style-name="T1">PasswordHashTest</text:span></text:p>
        </draw:rect>
        <draw:connector draw:style-name="gr2" draw:text-style-name="P3" draw:layer="layout" draw:type="line" svg:x1="7.35cm" svg:y1="18.659cm" svg:x2="4.81cm" svg:y2="18.272cm" draw:start-shape="id24" draw:start-glue-point="3" draw:end-shape="id25" draw:end-glue-point="1" svg:d="m7350 18659-2540-387">
          <text:p/>
        </draw:connector>
        <draw:connector draw:style-name="gr2" draw:text-style-name="P1" draw:layer="layout" draw:type="line" svg:x1="13.7cm" svg:y1="16.829cm" svg:x2="4.81cm" svg:y2="18.272cm" draw:start-shape="id11" draw:start-glue-point="3" draw:end-shape="id25" draw:end-glue-point="1" svg:d="m13700 16829-8890 1443">
          <text:p/>
        </draw:connector>
        <draw:connector draw:style-name="gr2" draw:text-style-name="P3" draw:layer="layout" draw:type="line" svg:x1="7.351cm" svg:y1="14.59cm" svg:x2="4.81cm" svg:y2="18.272cm" draw:end-shape="id25" draw:end-glue-point="1" svg:d="m7351 14590-2541 3682">
          <text:p/>
        </draw:connector>
        <draw:rect draw:style-name="gr1" draw:text-style-name="P2" xml:id="id26" draw:id="id26" draw:layer="layout" svg:width="3.81cm" svg:height="1.016cm" svg:x="19.923cm" svg:y="4.334cm">
          <text:p text:style-name="P1"><text:span text:style-name="T1">NewUser</text:span></text:p>
        </draw:rect>
        <draw:connector draw:style-name="gr2" draw:text-style-name="P1" xml:id="id29" draw:id="id29" draw:layer="layout" draw:type="line" svg:x1="19.923cm" svg:y1="4.842cm" svg:x2="4.811cm" svg:y2="4.892cm" draw:start-shape="id26" draw:start-glue-point="3" svg:d="m19923 4842-15112 50">
          <text:p/>
        </draw:connector>
        <draw:connector draw:style-name="gr2" draw:text-style-name="P1" xml:id="id30" draw:id="id30" draw:layer="layout" draw:type="line" svg:x1="19.923cm" svg:y1="4.842cm" svg:x2="4.811cm" svg:y2="10.282cm" draw:start-shape="id26" draw:start-glue-point="3" svg:d="m19923 4842-15112 5440">
          <text:p/>
        </draw:connector>
        <draw:rect draw:style-name="gr1" draw:text-style-name="P2" draw:layer="layout" svg:width="3.81cm" svg:height="1.016cm" svg:x="26.4cm" svg:y="4.327cm">
          <text:p text:style-name="P1"><text:span text:style-name="T1">DeployNewUser</text:span></text:p>
        </draw:rect>
        <draw:connector draw:style-name="gr2" draw:text-style-name="P1" draw:layer="layout" draw:type="line" svg:x1="26.401cm" svg:y1="4.835cm" svg:x2="23.733cm" svg:y2="4.842cm" draw:end-shape="id26" draw:end-glue-point="1" svg:d="m26401 4835-2668 7">
          <text:p/>
        </draw:connector>
        <draw:rect draw:style-name="gr1" draw:text-style-name="P2" xml:id="id27" draw:id="id27" draw:layer="layout" svg:width="3.81cm" svg:height="1.016cm" svg:x="-3.81cm" svg:y="6.715cm">
          <text:p text:style-name="P1"><text:span text:style-name="T1">Configure</text:span></text:p>
        </draw:rect>
        <draw:connector draw:style-name="gr2" draw:text-style-name="P3" draw:layer="layout" draw:type="line" svg:x1="7.351cm" svg:y1="14.59cm" svg:x2="0cm" svg:y2="7.223cm" draw:end-shape="id27" svg:d="m7351 14590-7351-7367">
          <text:p/>
        </draw:connector>
        <draw:connector draw:style-name="gr2" draw:text-style-name="P1" draw:layer="layout" draw:type="line" svg:x1="19.924cm" svg:y1="4.866cm" svg:x2="0cm" svg:y2="7.223cm" draw:end-shape="id27" draw:end-glue-point="1" svg:d="m19924 4866-19924 2357">
          <text:p/>
        </draw:connector>
        <draw:connector draw:style-name="gr2" draw:text-style-name="P1" draw:layer="layout" draw:type="line" svg:x1="19.924cm" svg:y1="6.797cm" svg:x2="0cm" svg:y2="7.223cm" draw:end-shape="id27" draw:end-glue-point="1" svg:d="m19924 6797-19924 426">
          <text:p/>
        </draw:connector>
        <draw:connector draw:style-name="gr2" draw:text-style-name="P1" draw:layer="layout" draw:type="line" svg:x1="13.701cm" svg:y1="11.541cm" svg:x2="0cm" svg:y2="7.223cm" draw:end-shape="id27" draw:end-glue-point="1" svg:d="m13701 11541-13701-4318">
          <text:p/>
        </draw:connector>
        <draw:connector draw:style-name="gr2" draw:text-style-name="P1" draw:layer="layout" draw:type="line" svg:x1="13.701cm" svg:y1="17.073cm" svg:x2="0cm" svg:y2="7.223cm" draw:end-shape="id27" draw:end-glue-point="1" svg:d="m13701 17073-13701-9850">
          <text:p/>
        </draw:connector>
        <draw:rect draw:style-name="gr1" draw:text-style-name="P2" xml:id="id28" draw:id="id28" draw:layer="layout" svg:width="3.81cm" svg:height="1.016cm" svg:x="19.923cm" svg:y="3.186cm">
          <text:p text:style-name="P1"><text:span text:style-name="T1">List</text:span></text:p>
        </draw:rect>
        <draw:rect draw:style-name="gr1" draw:text-style-name="P2" draw:layer="layout" svg:width="3.81cm" svg:height="1.016cm" svg:x="26.4cm" svg:y="3.227cm">
          <text:p text:style-name="P1"><text:span text:style-name="T1">DeployList</text:span></text:p>
        </draw:rect>
        <draw:connector draw:style-name="gr2" draw:text-style-name="P1" draw:layer="layout" draw:type="line" svg:x1="26.402cm" svg:y1="3.738cm" svg:x2="23.734cm" svg:y2="3.745cm" svg:d="m26402 3738-2668 7">
          <text:p/>
        </draw:connector>
        <draw:connector draw:style-name="gr2" draw:text-style-name="P1" draw:layer="layout" draw:type="line" svg:x1="19.923cm" svg:y1="3.694cm" svg:x2="4.811cm" svg:y2="4.892cm" draw:start-shape="id28" draw:start-glue-point="3" draw:end-shape="id29" draw:end-glue-point="3" svg:d="m19923 3694-15112 1198">
          <text:p/>
        </draw:connector>
        <draw:connector draw:style-name="gr2" draw:text-style-name="P1" draw:layer="layout" draw:type="line" svg:x1="19.923cm" svg:y1="3.694cm" svg:x2="4.811cm" svg:y2="10.282cm" draw:start-shape="id28" draw:start-glue-point="3" draw:end-shape="id30" draw:end-glue-point="3" svg:d="m19923 3694-15112 6588">
          <text:p/>
        </draw:connector>
        <draw:connector draw:style-name="gr2" draw:text-style-name="P1" draw:layer="layout" draw:type="line" svg:x1="20.051cm" svg:y1="16.99cm" svg:x2="4.81cm" svg:y2="18.272cm" draw:end-shape="id25" draw:end-glue-point="1" svg:d="m20051 16990-15241 1282">
          <text:p/>
        </draw:connector>
        <draw:connector draw:style-name="gr2" draw:text-style-name="P1" draw:layer="layout" draw:type="line" svg:x1="20.051cm" svg:y1="16.99cm" svg:x2="0cm" svg:y2="7.223cm" draw:end-shape="id27" draw:end-glue-point="1" svg:d="m20051 16990-20051-9767">
          <text:p/>
        </draw:connector>
        <draw:rect draw:style-name="gr1" draw:text-style-name="P2" draw:layer="layout" svg:width="3.81cm" svg:height="1.016cm" svg:x="1cm" svg:y="21.547cm">
          <text:p text:style-name="P1"><text:span text:style-name="T1">WordNet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eith Alcock</meta:initial-creator>
    <meta:creation-date>2014-03-21T21:41:43.90</meta:creation-date>
    <dc:date>2015-10-31T20:40:46.27</dc:date>
    <meta:editing-duration>PT1H35M20S</meta:editing-duration>
    <meta:editing-cycles>18</meta:editing-cycles>
    <meta:generator>OpenOffice/4.0.1$Win32 OpenOffice.org_project/401m5$Build-9714</meta:generator>
    <meta:document-statistic meta:object-count="78"/>
  </office:meta>
</office:document-meta>
</file>